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7fdb" officeooo:paragraph-rsid="001f7fdb"/>
    </style:style>
    <style:style style:name="P2" style:family="paragraph" style:parent-style-name="Standard">
      <style:text-properties officeooo:rsid="00217b14" officeooo:paragraph-rsid="00217b14"/>
    </style:style>
    <style:style style:name="T1" style:family="text">
      <style:text-properties fo:font-weight="bold" style:font-weight-asian="bold" style:font-weight-complex="bold"/>
    </style:style>
    <style:style style:name="T2" style:family="text">
      <style:text-properties fo:color="#ff66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x model in CSS gave designers a native way to treat HTML elements, using height and width, padding, borders, and margins. This enabled them to define space between elements and add treatment to them with borders. Fixed column heights and the float and clear properties then allowed you to align these boxes and/or stack them in columns, either on their own or within a box container. But, this was a lot of work and a bit of a hack.</text:p>
      <text:p text:style-name="P1"/>
      <text:p text:style-name="P1">To make this easier, CSS3 launched a new and improved native layout mode: Flexbox. This improved on the box model by giving designers more control over the layout without needing to use floats and clears. In Flex, you can flow elements in either rows or columns (but not both simultaneously) by creating flex containers and within those, flex items.</text:p>
      <text:p text:style-name="P1"/>
      <text:p text:style-name="P1">This makes Flexbox great for organizing the layout of certain components on your page—whether that’s a navigation bar, a sidebar, or a footer—or smaller-scale layouts. You can apply styling to containers that dictates how the items within them behave, whether that’s to make them grow, shrink, stack, wrap, justify, align, and more. In short, flex containers provide a very helpful shortcut to organizing a layout, but they have some limitations.</text:p>
      <text:p text:style-name="P1"/>
      <text:p text:style-name="P1">CSS Grid solves this by allowing designers to control both columns and rows simultaneously. (Note: This is not the same grid as the grid systems that come with CSS frameworks like Bootstrap or Foundation—CSS Grid is native to CSS.) It’s the most powerful layout option because of its unparalleled ease and flexibility.</text:p>
      <text:p text:style-name="P1"/>
      <text:p text:style-name="P1">Right out of the gate, you get way more control over your layout—something that’s very helpful when creating <text:span text:style-name="T2">larger-scale</text:span> layouts, more <text:span text:style-name="T2">unorthodox</text:span> layouts, and <text:span text:style-name="T2">asymmetrical</text:span> layouts.</text:p>
      <text:p text:style-name="P1"/>
      <text:p text:style-name="P2">For front-end developers, third-party frameworks and technologies like Foundation and Bootstrap have made it easier and faster to create better layouts—but CSS has been catching up with its own, native specification: <text:span text:style-name="T1">CSS Grid</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21:54:47.601411945</meta:creation-date>
    <dc:date>2017-11-08T22:12:37.324116757</dc:date>
    <meta:editing-duration>PT17M49S</meta:editing-duration>
    <meta:editing-cycles>4</meta:editing-cycles>
    <meta:generator>LibreOffice/5.1.6.2$Linux_X86_64 LibreOffice_project/10m0$Build-2</meta:generator>
    <meta:document-statistic meta:table-count="0" meta:image-count="0" meta:object-count="0" meta:page-count="1" meta:paragraph-count="6" meta:word-count="325" meta:character-count="1958" meta:non-whitespace-character-count="1644"/>
  </office:meta>
</office:document-meta>
</file>